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8954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b895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paragraph-rsid="000b89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paragraph-rsid="000e47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paragraph-rsid="00103e9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b8954" officeooo:paragraph-rsid="000b8954" style:font-size-asian="14pt" style:font-weight-asian="bold" style:font-size-complex="16pt" style:font-weight-complex="bold"/>
    </style:style>
    <style:style style:name="P7" style:family="paragraph" style:parent-style-name="Standard">
      <style:text-properties officeooo:rsid="000b8954" officeooo:paragraph-rsid="000b895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8954" officeooo:paragraph-rsid="000b895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b8954" officeooo:paragraph-rsid="000b895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b895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e47a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03e93" style:font-weight-asian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0b8954" officeooo:paragraph-rsid="000b8954" style:font-weight-asian="bold" style:font-weight-complex="bold"/>
    </style:style>
    <style:style style:name="T1" style:family="text">
      <style:text-properties officeooo:rsid="000b8954"/>
    </style:style>
    <style:style style:name="T2" style:family="text">
      <style:text-properties fo:color="#ff0000" officeooo:rsid="000b8954"/>
    </style:style>
    <style:style style:name="T3" style:family="text">
      <style:text-properties fo:color="#ff0000" officeooo:rsid="00103e93"/>
    </style:style>
    <style:style style:name="T4" style:family="text">
      <style:text-properties officeooo:rsid="000e47a3"/>
    </style:style>
    <style:style style:name="T5" style:family="text">
      <style:text-properties fo:font-weight="bold" officeooo:rsid="000e47a3" style:font-weight-asian="bold" style:font-weight-complex="bold"/>
    </style:style>
    <style:style style:name="T6" style:family="text">
      <style:text-properties officeooo:rsid="00103e93"/>
    </style:style>
    <style:style style:name="T7" style:family="text">
      <style:text-properties officeooo:rsid="001150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 DE RÈGLES</text:p>
      <text:p text:style-name="P6"/>
      <text:p text:style-name="P7"/>
      <text:p text:style-name="P7">4 grads sets de règles:</text:p>
      <text:p text:style-name="P7"><text:tab/>1 : climat de Mars</text:p>
      <text:p text:style-name="P7"><text:tab/>2 : Infrastructures (coûts, ressources à <text:span text:style-name="T7">p</text:span>rendre en compte)</text:p>
      <text:p text:style-name="P7"><text:tab/>3 : Economie</text:p>
      <text:p text:style-name="P1"><text:span text:style-name="T1"><text:tab/>4 : Gestion gvt. interne</text:span></text:p>
      <text:p text:style-name="P1"><text:span text:style-name="T1"><text:tab/>5 : Gestion diplomatie (et militaire)</text:span></text:p>
      <text:p text:style-name="P7"/>
      <text:p text:style-name="P13">CLIMAT DE MARS</text:p>
      <text:p text:style-name="P8"/>
      <text:p text:style-name="P8">1a : Atmosphère</text:p>
      <text:p text:style-name="P8"><text:tab/>Atmosphère de départ: (en Teratonnes)</text:p>
      <text:p text:style-name="P8"><text:tab/><text:tab/>CO2 : 24</text:p>
      <text:p text:style-name="P8"><text:tab/><text:tab/>Ar : 0,525</text:p>
      <text:p text:style-name="P8"><text:tab/><text:tab/>N2 : 0,475</text:p>
      <text:p text:style-name="P8"><text:tab/><text:tab/>O2 : 0,03625 (traces?)</text:p>
      <text:p text:style-name="P8"><text:tab/><text:tab/>H2 : 0</text:p>
      <text:p text:style-name="P2"><text:span text:style-name="T1"><text:tab/><text:tab/>H2O : 0,00525 (traces)</text:span></text:p>
      <text:p text:style-name="P8"><text:tab/><text:tab/>CH4 : 0</text:p>
      <text:p text:style-name="P8"><text:tab/><text:tab/>O3 : 0</text:p>
      <text:p text:style-name="P2"><text:span text:style-name="T1"><text:tab/><text:tab/></text:span><text:span text:style-name="T2">Fe2O3</text:span><text:span text:style-name="T1"> : ? (faut-il le mettre dans l'atmosphère?)</text:span></text:p>
      <text:p text:style-name="P8"/>
      <text:p text:style-name="P8"><text:tab/>Calcul de pression:</text:p>
      <text:p text:style-name="P8"><text:tab/><text:tab/>Pression (kPa) = Atmosphère (Teratonnes) x 0,025745</text:p>
      <text:p text:style-name="P8"/>
      <text:p text:style-name="P8"><text:tab/>Calcul de pression partielle:</text:p>
      <text:p text:style-name="P2"><text:span text:style-name="T1"><text:tab/><text:tab/>Pression partielle (molécule) = pression x molécule (%masse) (%volume en fait)</text:span></text:p>
      <text:p text:style-name="P8"/>
      <text:p text:style-name="P8"><text:tab/>Milestones pour la pression:</text:p>
      <text:p text:style-name="P8"><text:tab/><text:tab/>Respirabilité: 16kPa &lt; pression partielle (O2) &lt; 51kPa</text:p>
      <text:p text:style-name="P8"><text:tab/><text:tab/><text:tab/><text:tab/>CO2 &lt; 2%(masse) (viable à court terme en dessous de 5%)</text:p>
      <text:p text:style-name="P2"><text:span text:style-name="T1"><text:tab/><text:tab/><text:tab/><text:tab/></text:span><text:span text:style-name="T2">Ar ?</text:span><text:span text:style-name="T1"> (plus lourd que l'air, faut-il limiter le %?)</text:span></text:p>
      <text:p text:style-name="P8"><text:tab/><text:tab/>Armstrong Limit : A partir de 6,25kPa, pas besoin de combinaison.</text:p>
      <text:p text:style-name="P8"/>
      <text:p text:style-name="P2"><text:span text:style-name="T1"><text:tab/>Influences possibles sur l'atmosphère : </text:span><text:span text:style-name="T2">cf. Infrastructures.</text:span></text:p>
      <text:p text:style-name="P9"/>
      <text:p text:style-name="P9">1b : Température</text:p>
      <text:p text:style-name="P3"><text:span text:style-name="T1"><text:tab/></text:span><text:a xlink:type="simple" xlink:href="http://bartonpaullevenson.com/NewPlanetTemps.html"><text:span text:style-name="T1">http://bartonpaullevenson.com/NewPlanetTemps.html</text:span></text:a></text:p>
      <text:p text:style-name="P3"><text:span text:style-name="T1"><text:tab/>Température moyenne totale T :</text:span></text:p>
      <text:p text:style-name="P10"><text:tab/><text:tab/>T = (Ftotal/sigma)^0.25 <text:tab/><text:tab/>( sigma = 5,6704 . 10^(-8) )</text:p>
      <text:p text:style-name="P10"><text:tab/><text:tab/>Ftotal = Fbase + Fgreenhouse – Fabs/atmo – Fabs/surface<text:tab/>(flux d'énergie)</text:p>
      <text:p text:style-name="P10"><text:tab/><text:tab/><text:tab/>Fbase (apport d'énergie due au soleil)</text:p>
      <text:p text:style-name="P10"><text:tab/><text:tab/><text:tab/>Fbase = S/4 . (1 - alpha)</text:p>
      <text:p text:style-name="P11"><text:tab/><text:tab/><text:tab/><text:tab/>S constante: distance au soleil (peut varier avec des miroirs?)</text:p>
      <text:p text:style-name="P11"><text:tab/><text:tab/><text:tab/><text:tab/>alpha : albédo (de Bond) varie avec surface d'océans/végétation?</text:p>
      <text:p text:style-name="P11"><text:tab/><text:tab/><text:tab/>Fgreenhouse (apport d'énergie du greenhouse effect)</text:p>
      <text:p text:style-name="P11"><text:tab/><text:tab/><text:tab/>Fgreenhouse = 0.75 . tau . Fbase</text:p>
      <text:p text:style-name="P11"><text:tab/><text:tab/><text:tab/><text:tab/>tau : optical thickness (absorption/atténuation de la lumière)</text:p>
      <text:p text:style-name="P11"><text:tab/><text:tab/><text:tab/><text:tab/>tau = Sum_el\in{CO2, H2O, CH4, N2O) [ k(el) . (PP(el))^0.5 ]</text:p>
      <text:p text:style-name="P4"><text:span text:style-name="T4"><text:tab/><text:tab/><text:tab/><text:tab/><text:tab/>PP(el) : pression partielle de l'élement (en Pa, </text:span><text:span text:style-name="T5">pas</text:span><text:span text:style-name="T4"> kPa)</text:span></text:p>
      <text:p text:style-name="P11"><text:tab/><text:tab/><text:tab/><text:tab/><text:tab/>k(el)<text:tab/>constante dépend de l'élement</text:p>
      <text:p text:style-name="P11"><text:tab/><text:tab/><text:tab/><text:tab/><text:tab/><text:tab/>k(CO2) = 0.029</text:p>
      <text:p text:style-name="P11"><text:tab/><text:tab/><text:tab/><text:tab/><text:tab/><text:tab/>k(H2O) = 0.087</text:p>
      <text:p text:style-name="P11"><text:tab/><text:tab/><text:tab/><text:tab/><text:tab/><text:tab/>k(CH4) = 1.45 (pas sûr, inventé depuis le GWP)</text:p>
      <text:p text:style-name="P11"><text:tab/><text:tab/><text:tab/><text:tab/><text:tab/><text:tab/>k(N2O) = 7.25 (pas sûr, idem)</text:p>
      <text:p text:style-name="P11"><text:tab/><text:tab/><text:tab/>Fabs/atmo (énergie absorbée par l'atmosphère)</text:p>
      <text:p text:style-name="P11"><text:tab/><text:tab/><text:tab/>Fabs/atmo = Fbase . (1-exp(-tau_VIS))</text:p>
      <text:p text:style-name="P4"><text:span text:style-name="T4"><text:tab/><text:tab/><text:tab/><text:tab/>tau_VIS (visual optical thickness)</text:span></text:p>
      <text:p text:style-name="P12"><text:tab/><text:tab/><text:tab/><text:tab/>tau_VIS = 0.36 . [ tau – 0.723 ]^0.411</text:p>
      <text:p text:style-name="P12"><text:tab/><text:tab/><text:tab/></text:p>
      <text:p text:style-name="P12"><text:soft-page-break/><text:tab/><text:tab/><text:tab/>Fabs/surface (énergie absorbée par la surface)</text:p>
      <text:p text:style-name="P12"><text:tab/><text:tab/><text:tab/>Fabs/surface = (0.369 . tau) / (2tau – 0.6)</text:p>
      <text:p text:style-name="P12"><text:tab/><text:tab/><text:tab/><text:tab/><text:tab/>. [ (1-alpha)(Fbase-Fabs/atmo) + 0.95Fgreenhouse ]</text:p>
      <text:p text:style-name="P5"><text:span text:style-name="T6"><text:tab/></text:span><text:span text:style-name="T3">Variations saisons/latitude</text:span></text:p>
      <text:p text:style-name="P12"/>
      <text:p text:style-name="P12"/>
      <text:p text:style-name="P12">1c : Thermodynamique? (vitesse de fonte/sublimation, équilibres, peut-être apport énergétique de collisions météores/phobos/deimos)</text:p>
      <text:p text:style-name="P12"/>
      <text:p text:style-name="P12">1d : Géographie</text:p>
      <text:p text:style-name="P12"/>
      <text:p text:style-name="P12">1e 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M36S</meta:editing-duration>
    <meta:editing-cycles>6</meta:editing-cycles>
    <meta:generator>LibreOffice/4.1.5.3$Windows_x86 LibreOffice_project/1c1366bba2ba2b554cd2ca4d87c06da81c05d24</meta:generator>
    <dc:date>2014-04-22T16:26:57.224000000</dc:date>
    <meta:document-statistic meta:table-count="0" meta:image-count="0" meta:object-count="0" meta:page-count="3" meta:paragraph-count="60" meta:word-count="347" meta:character-count="2304" meta:non-whitespace-character-count="1867"/>
    <meta:user-defined meta:name="Info 1"/>
    <meta:user-defined meta:name="Info 2"/>
    <meta:user-defined meta:name="Info 3"/>
    <meta:user-defined meta:name="Info 4"/>
  </office:meta>
</office:document-meta>
</file>